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2D07BB12E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af087" draw:opacity="100%" draw:textarea-horizontal-align="justify" draw:textarea-vertical-align="top" draw:auto-grow-height="true" fo:padding-top="0cm" fo:padding-bottom="0cm" fo:padding-left="0cm" fo:padding-right="0cm" fo:wrap-option="wrap" draw:shadow="visible" draw:shadow-offset-x="0.141cm" draw:shadow-color="#000000" draw:shadow-opacity="50%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8.856cm" fo:min-width="0cm" fo:padding-top="0.141cm" fo:padding-bottom="0.141cm" fo:padding-left="0.141cm" fo:padding-right="0.141cm" fo:wrap-option="wrap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2.859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fo:min-height="11.43cm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6.527cm" fo:min-width="0cm" fo:padding-top="0.141cm" fo:padding-bottom="0.141cm" fo:padding-left="0.141cm" fo:padding-right="0.141cm" fo:wrap-option="wrap"/>
    </style:style>
    <style:style style:name="pr5" style:family="presentation" style:parent-style-name="Titre1-outline1">
      <style:graphic-properties draw:stroke="none" draw:fill="none" draw:fill-color="#ffffff" draw:textarea-horizontal-align="justify" draw:textarea-vertical-align="middle" draw:auto-grow-height="true" draw:auto-grow-width="false" fo:min-height="16.617cm" fo:min-width="0cm" fo:padding-top="0.141cm" fo:padding-bottom="0.141cm" fo:padding-left="0.141cm" fo:padding-right="0.141cm" fo:wrap-option="wrap"/>
    </style:style>
    <style:style style:name="pr6" style:family="presentation" style:parent-style-name="Titre1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1.305cm" fo:margin-bottom="0cm" fo:line-height="100%" fo:text-align="start" fo:text-indent="0cm"/>
    </style:style>
    <style:style style:name="T1" style:family="text">
      <style:text-properties fo:color="#262626" fo:font-family="'Marker Felt'" style:font-pitch="variable" fo:font-size="16pt" style:font-family-asian="'Marker Felt'" style:font-pitch-asian="variable" style:font-size-asian="16pt" style:font-family-complex="'Marker Felt'" style:font-pitch-complex="variable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30.974cm" svg:height="9.138cm" svg:x="2.575cm" svg:y="4.549cm" presentation:class="title" presentation:user-transformed="true">
          <draw:text-box>
            <text:list text:style-name="L1">
              <text:list-header>
                <text:p text:style-name="P1">My kick-ass presentation</text:p>
              </text:list-header>
            </text:list>
          </draw:text-box>
        </draw:frame>
        <draw:frame presentation:style-name="pr2" draw:text-style-name="P2" draw:layer="layout" svg:width="30.974cm" svg:height="3.159cm" svg:x="2.575cm" svg:y="13.97cm" presentation:class="outline" presentation:user-transformed="true">
          <draw:text-box>
            <text:list text:style-name="L1">
              <text:list-header>
                <text:p text:style-name="P1">by Nicolas Martignole</text:p>
                <text:p text:style-name="P1">@nmartignole</text:p>
              </text:list-header>
            </text:list>
          </draw:text-box>
        </draw:frame>
        <draw:custom-shape draw:style-name="gr1" draw:text-style-name="P2" draw:layer="layout" svg:width="7.408cm" svg:height="5.409cm" svg:x="1.905cm" svg:y="16.757cm">
          <text:list text:style-name="L2">
            <text:list-header>
              <text:p text:style-name="P3"><text:span text:style-name="T1">Le titre de la présentation est hyper important. 70% des gens se décident à la dernière minute pour venir vous voir ou pas... Si vous mettez «Java en pratique» vous n’aurez personne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draw:frame presentation:style-name="pr4" draw:text-style-name="P2" draw:layer="layout" svg:width="30.974cm" svg:height="6.809cm" svg:x="2.575cm" svg:y="0.706cm" presentation:class="title" presentation:user-transformed="true">
          <draw:text-box>
            <text:list text:style-name="L1">
              <text:list-header>
                <text:p text:style-name="P1">Abstract</text:p>
              </text:list-header>
            </text:list>
          </draw:text-box>
        </draw:frame>
        <draw:frame presentation:style-name="pr5" draw:text-style-name="P2" draw:layer="layout" svg:width="30.974cm" svg:height="16.899cm" svg:x="2.575cm" svg:y="7.726cm" presentation:class="outline" presentation:user-transformed="true">
          <draw:text-box>
            <text:list text:style-name="L3">
              <text:list-item>
                <text:p text:style-name="P4">Quick overview of your presentation content</text:p>
              </text:list-item>
              <text:list-item>
                <text:p text:style-name="P4">Why I should listen to you for an hour</text:p>
              </text:list-item>
              <text:list-item>
                <text:p text:style-name="P4">What I will learn/enjoy</text:p>
              </text:list-item>
            </text:list>
          </draw:text-box>
        </draw:frame>
        <draw:custom-shape draw:style-name="gr1" draw:text-style-name="P2" draw:layer="layout" svg:width="7.408cm" svg:height="5.409cm" svg:x="28.54cm" svg:y="3.1cm">
          <text:list text:style-name="L2">
            <text:list-header>
              <text:p text:style-name="P3"><text:span text:style-name="T1">Le premier slide : bande annonce de votre présentation, vous devez donner en quelques instants l’envie aux gens de rester dans la salle. </text:span></text:p>
              <text:p text:style-name="P3"><text:span text:style-name="T1">Soyez très clair sur ce qui va suivre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">
        <draw:frame presentation:style-name="pr4" draw:text-style-name="P2" draw:layer="layout" svg:width="30.974cm" svg:height="6.809cm" svg:x="2.575cm" svg:y="0.706cm" presentation:class="title" presentation:user-transformed="true">
          <draw:text-box>
            <text:list text:style-name="L1">
              <text:list-header>
                <text:p text:style-name="P1">Speaker</text:p>
              </text:list-header>
            </text:list>
          </draw:text-box>
        </draw:frame>
        <draw:frame presentation:style-name="pr5" draw:text-style-name="P2" draw:layer="layout" svg:width="30.974cm" svg:height="16.899cm" svg:x="2.575cm" svg:y="7.726cm" presentation:class="outline" presentation:user-transformed="true">
          <draw:text-box>
            <text:list text:style-name="L3">
              <text:list-item>
                <text:p text:style-name="P4">Please mention your @nickname</text:p>
              </text:list-item>
              <text:list-item>
                <text:p text:style-name="P4">Who you are, where do you come from...</text:p>
              </text:list-item>
            </text:list>
          </draw:text-box>
        </draw:frame>
        <draw:custom-shape draw:style-name="gr1" draw:text-style-name="P2" draw:layer="layout" svg:width="7.408cm" svg:height="2.705cm" svg:x="28.328cm" svg:y="2.571cm">
          <text:list text:style-name="L2">
            <text:list-header>
              <text:p text:style-name="P3"><text:span text:style-name="T1">Présentez-vous, pas plus de 2mn, expliquer votre parcours et pourquoi vous êtes là aujourd’hu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00000002D07BB12EB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8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8pt" fo:font-style="normal" fo:text-shadow="none" style:text-underline-style="none" fo:font-weight="normal" style:letter-kerning="true" style:font-family-asian="'ヒラギノ角ゴ ProN W3'" style:font-pitch-asian="variable" style:font-size-asian="68pt" style:font-style-asian="normal" style:font-weight-asian="normal" style:font-family-complex="'ヒラギノ角ゴ ProN W3'" style:font-pitch-complex="variable" style:font-size-complex="68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3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955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9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6pt" style:font-family-asian="'Gill Sans'" style:font-pitch-asian="variable" style:font-size-asian="16pt" style:font-family-complex="'Gill Sans'" style:font-pitch-complex="variable" style:font-size-complex="16pt"/>
    </style:style>
    <style:style style:name="MT4" style:family="text">
      <style:text-properties fo:color="#c0c0c0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5" style:family="text">
      <style:text-properties fo:color="#fe0000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6" style:family="text">
      <style:text-properties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7" style:family="text">
      <style:text-properties fo:color="#0200fe" fo:font-family="Courier" style:font-pitch="variable" fo:font-size="14pt" fo:font-weight="bold" style:font-family-asian="Courier" style:font-pitch-asian="variable" style:font-size-asian="14pt" style:font-weight-asian="bold" style:font-family-complex="Courier" style:font-pitch-complex="variable" style:font-size-complex="14pt" style:font-weight-complex="bold"/>
    </style:style>
    <style:style style:name="MT8" style:family="text">
      <style:text-properties fo:color="#e9e9e9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9" style:family="text">
      <style:text-properties fo:color="#0200fe" fo:font-family="Courier" style:font-pitch="variable" fo:font-size="14pt" style:font-family-asian="Courier" style:font-pitch-asian="variable" style:font-size-asian="14pt" style:font-family-complex="Courier" style:font-pitch-complex="variable" style:font-size-complex="14pt"/>
    </style:style>
    <style:style style:name="MT10" style:family="text">
      <style:text-properties fo:color="#036c00" fo:font-family="Courier" style:font-pitch="variable" fo:font-size="12pt" fo:font-style="italic" style:font-family-asian="Courier" style:font-pitch-asian="variable" style:font-size-asian="12pt" style:font-style-asian="italic" style:font-family-complex="Courier" style:font-pitch-complex="variable" style:font-size-complex="12pt" style:font-style-complex="italic"/>
    </style:style>
    <style:style style:name="MT11" style:family="text">
      <style:text-properties fo:color="#000000" fo:font-family="'Gill Sans'" style:font-pitch="variable" fo:font-size="12pt" style:font-family-asian="'Gill Sans'" style:font-pitch-asian="variable" style:font-size-asian="12pt" style:font-family-complex="'Gill Sans'" style:font-pitch-complex="variable" style:font-size-complex="12pt"/>
    </style:style>
    <style:style style:name="MT12" style:family="text">
      <style:text-properties fo:color="#000000" fo:font-family="'Gill Sans'" style:font-pitch="variable" fo:font-size="12pt" style:text-underline-style="solid" style:text-underline-width="auto" style:text-underline-color="font-color" style:font-family-asian="'Gill Sans'" style:font-pitch-asian="variable" style:font-size-asian="12pt" style:font-family-complex="'Gill San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0.974cm" svg:height="9.138cm" svg:x="2.575cm" svg:y="4.549cm" presentation:class="title" presentation:placeholder="true">
        <draw:text-box/>
      </draw:frame>
      <draw:frame presentation:style-name="Standard-outline1" draw:layer="backgroundobjects" svg:width="30.974cm" svg:height="15.712cm" svg:x="2.575cm" svg:y="13.97cm" presentation:class="outline" presentation:placeholder="true">
        <draw:text-box/>
      </draw:frame>
      <draw:frame presentation:style-name="Mpr1" draw:layer="backgroundobjects" svg:width="0.882cm" svg:height="0.953cm" svg:x="35.154cm" svg:y="26.2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0.974cm" svg:height="7.055cm" svg:x="2.575cm" svg:y="0.583cm" presentation:class="title" presentation:placeholder="true">
        <draw:text-box/>
      </draw:frame>
      <draw:frame presentation:style-name="Titre1-outline1" draw:layer="backgroundobjects" svg:width="30.974cm" svg:height="15.712cm" svg:x="2.575cm" svg:y="3.574cm" presentation:class="outline" presentation:placeholder="true">
        <draw:text-box/>
      </draw:frame>
      <draw:frame presentation:style-name="Mpr2" draw:text-style-name="MP4" draw:layer="backgroundobjects" svg:width="0.882cm" svg:height="0.954cm" svg:x="35.353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0.974cm" svg:height="10.584cm" svg:x="2.575cm" svg:y="8.254cm" presentation:class="title" presentation:placeholder="true">
        <draw:text-box/>
      </draw:frame>
      <draw:frame presentation:style-name="Mpr3" draw:text-style-name="MP4" draw:layer="backgroundobjects" svg:width="0.882cm" svg:height="0.954cm" svg:x="35.353cm" svg:y="26.2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0.974cm" svg:height="15.712cm" svg:x="2.575cm" svg:y="-1.189cm" presentation:class="outline" presentation:placeholder="true">
        <draw:text-box/>
      </draw:frame>
      <draw:frame presentation:style-name="Mpr4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0.974cm" svg:height="7.055cm" svg:x="2.575cm" svg:y="19.28cm" presentation:class="title" presentation:placeholder="true">
        <draw:text-box/>
      </draw:frame>
      <draw:frame presentation:style-name="Mpr5" draw:text-style-name="MP4" draw:layer="backgroundobjects" svg:width="0.882cm" svg:height="0.953cm" svg:x="35.353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0.974cm" svg:height="7.055cm" svg:x="2.575cm" svg:y="19.28cm" presentation:class="title" presentation:placeholder="true">
        <draw:text-box/>
      </draw:frame>
      <draw:frame presentation:style-name="Mpr6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18.592cm" svg:height="9.138cm" svg:x="2.575cm" svg:y="4.267cm" presentation:class="title" presentation:placeholder="true">
        <draw:text-box/>
      </draw:frame>
      <draw:frame presentation:style-name="Titre6-outline1" draw:layer="backgroundobjects" svg:width="18.592cm" svg:height="15.712cm" svg:x="2.575cm" svg:y="13.616cm" presentation:class="outline" presentation:placeholder="true">
        <draw:text-box/>
      </draw:frame>
      <draw:frame presentation:style-name="Mpr7" draw:text-style-name="MP4" draw:layer="backgroundobjects" svg:width="0.882cm" svg:height="0.954cm" svg:x="35.295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18.592cm" svg:height="9.138cm" svg:x="2.575cm" svg:y="4.267cm" presentation:class="title" presentation:placeholder="true">
        <draw:text-box/>
      </draw:frame>
      <draw:frame presentation:style-name="Titre7-outline1" draw:layer="backgroundobjects" svg:width="18.592cm" svg:height="15.712cm" svg:x="2.575cm" svg:y="13.616cm" presentation:class="outline" presentation:placeholder="true">
        <draw:text-box/>
      </draw:frame>
      <draw:frame presentation:style-name="Mpr8" draw:text-style-name="MP4" draw:layer="backgroundobjects" svg:width="0.882cm" svg:height="0.953cm" svg:x="35.322cm" svg:y="26.24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28.752cm" svg:height="7.055cm" svg:x="3.704cm" svg:y="0.583cm" presentation:class="title" presentation:placeholder="true">
        <draw:text-box/>
      </draw:frame>
      <draw:frame presentation:style-name="Mpr9" draw:text-style-name="MP4" draw:layer="backgroundobjects" svg:width="0.882cm" svg:height="0.953cm" svg:x="35.322cm" svg:y="26.141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presentation:notes style:page-layout-name="PM0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0.974cm" svg:height="7.055cm" svg:x="2.575cm" svg:y="0.583cm" presentation:class="title" presentation:placeholder="true">
        <draw:text-box/>
      </draw:frame>
      <draw:frame presentation:style-name="Titre10-outline1" draw:layer="backgroundobjects" svg:width="15.134cm" svg:height="15.712cm" svg:x="2.575cm" svg:y="2.012cm" presentation:class="outline" presentation:placeholder="true">
        <draw:text-box/>
      </draw:frame>
      <draw:frame presentation:style-name="Mpr10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0.974cm" svg:height="7.055cm" svg:x="2.575cm" svg:y="0.583cm" presentation:class="title" presentation:placeholder="true">
        <draw:text-box/>
      </draw:frame>
      <draw:frame presentation:style-name="Titre11-outline1" draw:layer="backgroundobjects" svg:width="30.974cm" svg:height="15.712cm" svg:x="2.575cm" svg:y="7.726cm" presentation:class="outline" presentation:placeholder="true">
        <draw:text-box/>
      </draw:frame>
      <draw:frame presentation:style-name="Mpr11" draw:text-style-name="MP4" draw:layer="backgroundobjects" svg:width="0.882cm" svg:height="0.954cm" svg:x="35.322cm" svg:y="26.175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0.974cm" svg:height="7.055cm" svg:x="2.575cm" svg:y="-1.146cm" presentation:class="title" presentation:placeholder="true">
        <draw:text-box/>
      </draw:frame>
      <draw:custom-shape draw:style-name="Mgr3" draw:text-style-name="MP6" draw:layer="backgroundobjects" svg:width="30.974cm" svg:height="14.852cm" svg:x="2.562cm" svg:y="7.457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7.973cm" svg:height="1.764cm" svg:x="2.703cm" svg:y="4.621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presentation:notes style:page-layout-name="PM0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5.134cm" svg:height="15.712cm" svg:x="2.575cm" svg:y="2.012cm" presentation:class="outline" presentation:placeholder="true">
        <draw:text-box/>
      </draw:frame>
      <draw:frame presentation:style-name="Titre13-title" draw:layer="backgroundobjects" svg:width="30.974cm" svg:height="7.055cm" svg:x="2.575cm" svg:y="0.583cm" presentation:class="title" presentation:placeholder="true">
        <draw:text-box/>
      </draw:frame>
      <draw:frame presentation:style-name="Mpr12" draw:text-style-name="MP4" draw:layer="backgroundobjects" svg:width="0.882cm" svg:height="0.953cm" svg:x="35.322cm" svg:y="26.106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document-statistic meta:object-count="87"/>
  </office:meta>
</office:document-meta>
</file>